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083L0079</text:p>
          </table:table-cell>
          <table:table-cell office:value-type="string" calcext:value-type="string">
            <text:p>2021-03-26 16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0072" calcext:value-type="float">
            <text:p>5.91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83L0079</text:p>
          </table:table-cell>
          <table:table-cell office:value-type="string" calcext:value-type="string">
            <text:p>2020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36" calcext:value-type="float">
            <text:p>5.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83L0079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76" calcext:value-type="float">
            <text:p>5.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83L0079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5456" calcext:value-type="float">
            <text:p>6.31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83L0079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6896" calcext:value-type="float">
            <text:p>6.40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83L0079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" calcext:value-type="float">
            <text:p>5.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83L0079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36" calcext:value-type="float">
            <text:p>5.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83L0079</text:p>
          </table:table-cell>
          <table:table-cell office:value-type="string" calcext:value-type="string">
            <text:p>201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5296" calcext:value-type="float">
            <text:p>8.84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83L0079</text:p>
          </table:table-cell>
          <table:table-cell office:value-type="string" calcext:value-type="string">
            <text:p>200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5" calcext:value-type="float">
            <text:p>5.7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83L0079</text:p>
          </table:table-cell>
          <table:table-cell office:value-type="string" calcext:value-type="string">
            <text:p>200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6616" calcext:value-type="float">
            <text:p>7.97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83L0079</text:p>
          </table:table-cell>
          <table:table-cell office:value-type="string" calcext:value-type="string">
            <text:p>200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5904" calcext:value-type="float">
            <text:p>8.37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83L0079</text:p>
          </table:table-cell>
          <table:table-cell office:value-type="string" calcext:value-type="string">
            <text:p>200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2664" calcext:value-type="float">
            <text:p>9.12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83L0079</text:p>
          </table:table-cell>
          <table:table-cell office:value-type="string" calcext:value-type="string">
            <text:p>200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064" calcext:value-type="float">
            <text:p>8.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83L0079</text:p>
          </table:table-cell>
          <table:table-cell office:value-type="string" calcext:value-type="string">
            <text:p>200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4544" calcext:value-type="float">
            <text:p>8.92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83L0079</text:p>
          </table:table-cell>
          <table:table-cell office:value-type="string" calcext:value-type="string">
            <text:p>200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4496" calcext:value-type="float">
            <text:p>10.06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83L0079</text:p>
          </table:table-cell>
          <table:table-cell office:value-type="string" calcext:value-type="string">
            <text:p>200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4936" calcext:value-type="float">
            <text:p>9.77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83L0079</text:p>
          </table:table-cell>
          <table:table-cell office:value-type="string" calcext:value-type="string">
            <text:p>199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5648" calcext:value-type="float">
            <text:p>9.37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83L0079</text:p>
          </table:table-cell>
          <table:table-cell office:value-type="string" calcext:value-type="string">
            <text:p>199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5976" calcext:value-type="float">
            <text:p>10.47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83L0079</text:p>
          </table:table-cell>
          <table:table-cell office:value-type="string" calcext:value-type="string">
            <text:p>199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5336" calcext:value-type="float">
            <text:p>9.16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83L0079</text:p>
          </table:table-cell>
          <table:table-cell office:value-type="string" calcext:value-type="string">
            <text:p>199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2216" calcext:value-type="float">
            <text:p>10.87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83L0079</text:p>
          </table:table-cell>
          <table:table-cell office:value-type="string" calcext:value-type="string">
            <text:p>199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46" calcext:value-type="float">
            <text:p>10.13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83L0079</text:p>
          </table:table-cell>
          <table:table-cell office:value-type="string" calcext:value-type="string">
            <text:p>199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2512" calcext:value-type="float">
            <text:p>10.19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83L0079</text:p>
          </table:table-cell>
          <table:table-cell office:value-type="string" calcext:value-type="string">
            <text:p>199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4184" calcext:value-type="float">
            <text:p>9.85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83L0079</text:p>
          </table:table-cell>
          <table:table-cell office:value-type="string" calcext:value-type="string">
            <text:p>199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1744" calcext:value-type="float">
            <text:p>9.38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83L0079</text:p>
          </table:table-cell>
          <table:table-cell office:value-type="string" calcext:value-type="string">
            <text:p>199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208" calcext:value-type="float">
            <text:p>9.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83L0079</text:p>
          </table:table-cell>
          <table:table-cell office:value-type="string" calcext:value-type="string">
            <text:p>199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0016" calcext:value-type="float">
            <text:p>8.51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83L0079</text:p>
          </table:table-cell>
          <table:table-cell office:value-type="string" calcext:value-type="string">
            <text:p>198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4208" calcext:value-type="float">
            <text:p>9.28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04" meta:object-count="0"/>
    <meta:user-defined meta:name="AppVersion">3.0</meta:user-defined>
  </office:meta>
</office:document-meta>
</file>